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OpenSymbol" svg:font-family="OpenSymbol"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fo:padding-left="0cm" fo:padding-right="0cm" fo:padding-top="0.035cm" fo:padding-bottom="0cm" fo:border-left="none" fo:border-right="none" fo:border-top="0.035cm solid #000000" fo:border-bottom="none">
        <style:tab-stops>
          <style:tab-stop style:position="9.657cm"/>
        </style:tab-stops>
      </style:paragraph-properties>
    </style:style>
    <style:style style:name="P3" style:family="paragraph" style:parent-style-name="Standard">
      <style:paragraph-properties fo:padding-left="0cm" fo:padding-right="0cm" fo:padding-top="0cm" fo:padding-bottom="0.035cm" fo:border-left="none" fo:border-right="none" fo:border-top="none" fo:border-bottom="0.018cm solid #000000"/>
    </style:style>
    <style:style style:name="P4" style:family="paragraph" style:parent-style-name="TOA_20_Heading">
      <style:paragraph-properties fo:break-before="page"/>
    </style:style>
    <style:style style:name="P5" style:family="paragraph" style:parent-style-name="Standard" style:master-page-name="Standard">
      <style:paragraph-properties style:page-number="auto"/>
    </style:style>
    <style:style style:name="P6" style:family="paragraph" style:parent-style-name="TOA_20_Heading">
      <style:text-properties fo:font-size="12pt" style:font-size-asian="12pt" style:font-size-complex="12pt"/>
    </style:style>
    <style:style style:name="T1" style:family="text">
      <style:text-properties fo:font-size="10pt" fo:font-style="normal" style:font-size-asian="10pt" style:font-style-asian="normal" style:font-size-complex="10pt"/>
    </style:style>
    <style:style style:name="T2" style:family="text">
      <style:text-properties fo:font-size="10pt" fo:font-style="normal" style:font-name-asian="Arial" style:font-size-asian="10pt" style:font-style-asian="normal" style:font-size-complex="10pt"/>
    </style:style>
    <style:style style:name="T3" style:family="text">
      <style:text-properties style:font-size-complex="10pt"/>
    </style:style>
    <style:style style:name="T4" style:family="text">
      <style:text-properties style:font-name-asian="Arial" style:font-size-complex="10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weight="normal" style:font-weight-asian="normal" style:font-weight-complex="normal"/>
    </style:style>
    <style:style style:name="Sect1" style:family="section">
      <style:section-properties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
      <text:p text:style-name="Standard"/>
      <text:p text:style-name="Standard"/>
      <text:p text:style-name="P3"><text:span text:style-name="T5">Testkonzept</text:span><text:line-break/><text:line-break/></text:p>
      <text:p text:style-name="Standard"/>
      <text:p text:style-name="Standard"><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section text:style-name="Sect1" text:name="Bereich1">
        <text:p text:style-name="P4">Allgemein</text:p>
        <text:p text:style-name="Standard">Die Softwaretests gliedern sich in zwei Bereiche. Für den Test der Klassen und deren Methoden werden Testmethoden auf der Basis von JUnit entwickelt. Für die allgemeine Prüfung der Software werden Testfälle erstellt, die möglichst reale Benutzerinteraktionen mit dem System widerspiegeln. Letztere werden speziell auch nach Deployment (Binaries) durchlaufen.</text:p>
        <text:p text:style-name="TOA_20_Heading">JUnit </text:p>
        <text:p text:style-name="Standard">Um die Qualität der Software zu gewährleisten werden automatisierte JUnit-Tests implementiert. Es wird ein eigenes Package mit Namen test erstellt, welche alle Packages der Mashup Plattform beinhaltet. Für jede einzelne Klasse wird eine Testklasse mit dem Namen der Klasse plus dem Zusatz „Test“ erstellt, welche alle Methoden dieser Klasse testet.  Falls nötig werden einzelne Methoden angepasst, um sie korrekt testen zu können. Da innerhalb des Teams keine Erfahrung im Bereich des Test Driven Developments vorliegt werden sogenannte Regression Tests durchgeführt, d. h. die Komponenten werden erst nach der Programmierung getestet und anschliessend gegebenfalls überarbeitet. </text:p>
        <text:p text:style-name="Standard">Da es sich aufgrund unserer gewählten Softwarearchitektur meistens um relativ schlanke Klassen handelt, laufen alle Methodentests der zu testenden Klasse innerhalb nur einer Methode mainTest() der Testklasse. Eine Ausnahme bilden hierbei die zu erwartenden Exceptions, die von einer Methode geworfen werden können. Um diese korrekt überprüfen zu können müssen sie innerhalb der Testklasse in eigenen Methoden getestet werden. Um die Tests korrekt laufen lassen zu können muss zuvor der Datenbankserver gestartet werden. </text:p>
        <text:p text:style-name="Standard">Zur Überwachung der Code-Abdeckung wird das Code Coverage-Programm eclEmma verwendet, das auf schnelle und übersichtliche Art und Weise die bereits getesteten Codezeilen und Prozentzahlen der Testklassen, Packages sowie des gesamten Projekts darstellt. Für die Software werden 75 % Codeabdeckung angestrebt.</text:p>
        <text:p text:style-name="Standard">Die JUnit-Tests dienen zur Funktionskontrolle des implementierten Codes. Bei jeder zukünftigen Codeänderung müssen die Tests erneut durchlaufen werden, um die korrekte Funktion der Software weiterhin sicherstellen zu können. </text:p>
        <text:p text:style-name="Standard"/>
        <text:p text:style-name="P6">Nachtrag (19.12.2011): <text:span text:style-name="T6">Mit den JUnit-Tests wurde eine Codeabdeckung von insgesamt 88,2 % erreich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OpenSymbol" svg:font-family="OpenSymbol"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CH"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88cm" fo:orphans="2" fo:widows="2" fo:hyphenation-ladder-count="no-limit" style:writing-mode="lr-tb"/>
      <style:text-properties style:use-window-font-color="true" style:font-name="Arial" fo:font-size="12pt" fo:language="de" fo:country="DE"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fo:font-weight="bold" style:font-size-asian="12pt" style:font-weight-asian="bold" style:font-name-complex="Arial" style:font-size-complex="13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fo:font-size="12pt" fo:font-weight="bold" style:font-size-asian="12pt" style:font-weight-asian="bold" style:font-name-complex="Arial"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style:font-name="Arial" fo:font-weight="bold" style:font-weight-asian="bold" style:font-name-complex="Arial"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style:font-name="Arial" fo:font-weight="bold" style:font-weight-asian="bold" style:font-name-complex="Arial"/>
    </style:style>
    <style:style style:name="Heading_20_8" style:display-name="Heading 8" style:family="paragraph" style:parent-style-name="Standard" style:next-style-name="Standard" style:class="text">
      <style:paragraph-properties fo:margin-top="0.423cm" fo:margin-bottom="0.106cm"/>
      <style:text-properties style:font-name="Arial" fo:font-weight="bold" style:font-weight-asian="bold" style:font-name-complex="Arial"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tyle="italic" fo:font-weight="bold" style:font-style-asian="italic" style:font-weight-asian="bold" style:font-name-complex="Arial" style:font-size-complex="11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6pt" style:font-name-asian="Lucida Sans Unicode" style:font-size-asian="16pt" style:font-name-complex="Mangal2" style:font-size-complex="14pt"/>
    </style:style>
    <style:style style:name="WW-Caption"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Mangal2"/>
    </style:style>
    <style:style style:name="Dokumenttitel" style:family="paragraph" style:parent-style-name="Standard">
      <style:paragraph-properties fo:margin-top="0cm" fo:margin-bottom="0.141cm"/>
      <style:text-properties fo:font-size="18pt" style:font-size-asian="18pt" style:font-size-complex="18pt"/>
    </style:style>
    <style:style style:name="Table" style:family="paragraph" style:parent-style-name="Standard" style:class="extra">
      <style:paragraph-properties fo:margin-top="0.071cm" fo:margin-bottom="0.071cm"/>
      <style:text-properties fo:font-size="9pt" style:font-size-asian="9pt" style:font-size-complex="9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AusfTabelle" style:family="paragraph" style:parent-style-name="Table">
      <style:text-properties fo:color="#000080" fo:font-style="italic" style:font-style-asian="italic"/>
    </style:style>
    <style:style style:name="Balloon_20_Text" style:display-name="Balloon Text" style:family="paragraph" style:parent-style-name="Standard">
      <style:text-properties fo:font-size="8pt" style:font-size-asian="8pt" style:font-name-complex="Tahoma" style:font-size-complex="8pt"/>
    </style:style>
    <style:style style:name="Tabellenkopf" style:family="paragraph" style:parent-style-name="Table">
      <style:text-properties fo:font-weight="bold" style:font-weight-asian="bold"/>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Infoblock" style:family="paragraph" style:parent-style-name="Standard">
      <style:paragraph-properties fo:background-color="#ffffd1" fo:padding-left="0.141cm" fo:padding-right="0.141cm" fo:padding-top="0.035cm" fo:padding-bottom="0.035cm" fo:border="0.018cm solid #000000" style:shadow="#000000 0.159cm 0.159cm">
        <style:background-image/>
      </style:paragraph-properties>
      <style:text-properties fo:color="#000080" fo:font-style="italic" style:font-style-asian="italic" style:font-size-complex="10pt"/>
    </style:style>
    <style:style style:name="Überschrift_20_1_20_ohne" style:display-name="Überschrift 1 ohne" style:family="paragraph" style:parent-style-name="Heading_20_1" style:default-outline-level="" style:list-style-name="">
      <style:paragraph-properties fo:margin-left="0cm" fo:margin-right="0cm" fo:text-indent="0cm" style:auto-text-indent="false"/>
    </style:style>
    <style:style style:name="Contents_20_1" style:display-name="Contents 1" style:family="paragraph" style:parent-style-name="Standard" style:next-style-name="Standard" style:class="index">
      <style:paragraph-properties fo:margin-top="0cm" fo:margin-bottom="0.071cm"/>
    </style:style>
    <style:style style:name="Contents_20_2" style:display-name="Contents 2" style:family="paragraph" style:parent-style-name="Standard" style:next-style-name="Standard" style:class="index">
      <style:paragraph-properties fo:margin-left="0.39cm" fo:margin-right="0cm" fo:margin-top="0cm" fo:margin-bottom="0.071cm" fo:text-indent="0cm" style:auto-text-indent="false"/>
    </style:style>
    <style:style style:name="Contents_20_3" style:display-name="Contents 3" style:family="paragraph" style:parent-style-name="Standard" style:next-style-name="Standard" style:class="index">
      <style:paragraph-properties fo:margin-left="0.78cm" fo:margin-right="0cm" fo:margin-top="0cm" fo:margin-bottom="0.071cm" fo:text-indent="0cm" style:auto-text-indent="false">
        <style:tab-stops>
          <style:tab-stop style:position="2.54cm"/>
          <style:tab-stop style:position="15.984cm" style:type="right" style:leader-style="dotted" style:leader-text="."/>
        </style:tab-stops>
      </style:paragraph-properties>
    </style:style>
    <style:style style:name="Arial" style:family="paragraph" style:parent-style-name="Standard"/>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efault_20_Paragraph_20_Font" style:display-name="Default Paragraph Font" style:family="text"/>
    <style:style style:name="WW8Num2z0" style:family="text">
      <style:text-properties style:font-name="Wingdings" style:font-name-complex="Wingdings"/>
    </style:style>
    <style:style style:name="WW8Num2z1" style:family="text">
      <style:text-properties style:font-name="Courier New" style:font-name-complex="Courier New"/>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4z0" style:family="text">
      <style:text-properties style:font-name="Tahoma" style:font-name-complex="Tahoma"/>
    </style:style>
    <style:style style:name="WW8Num4z1" style:family="text">
      <style:text-properties style:font-name="OpenSymbol" style:font-name-complex="OpenSymbol"/>
    </style:style>
    <style:style style:name="WW8Num5z0" style:family="text">
      <style:text-properties style:font-name="Tahoma" style:font-name-complex="Tahoma"/>
    </style:style>
    <style:style style:name="WW8Num5z1" style:family="text">
      <style:text-properties style:font-name="OpenSymbol" style:font-name-complex="Courier New"/>
    </style:style>
    <style:style style:name="WW8Num6z0" style:family="text">
      <style:text-properties style:font-name="Wingdings 2" style:font-name-complex="OpenSymbol"/>
    </style:style>
    <style:style style:name="WW8Num6z1" style:family="text">
      <style:text-properties style:font-name="OpenSymbol" style:font-name-complex="OpenSymbol"/>
    </style:style>
    <style:style style:name="WW8Num7z0" style:family="text">
      <style:text-properties style:font-name="Tahoma" style:font-name-asian="Times New Roman" style:font-name-complex="Tahoma"/>
    </style:style>
    <style:style style:name="WW8Num7z1" style:family="text">
      <style:text-properties style:font-name="Courier New" style:font-name-complex="Courier New"/>
    </style:style>
    <style:style style:name="WW8Num8z0" style:family="text">
      <style:text-properties style:font-name="Tahoma" style:font-name-asian="Times New Roman" style:font-name-complex="Tahoma"/>
    </style:style>
    <style:style style:name="WW8Num8z1" style:family="text">
      <style:text-properties style:font-name="Courier New" style:font-name-complex="Courier New"/>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10z0" style:family="text">
      <style:text-properties style:font-name="Tahoma" style:font-name-asian="Times New Roman" style:font-name-complex="Tahoma"/>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2z0" style:family="text">
      <style:text-properties style:font-name="Symbol" style:font-name-asian="Times New Roman" style:font-name-complex="Aria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5z0" style:family="text">
      <style:text-properties style:font-name="Wingdings" fo:font-size="12pt" style:font-size-asian="12pt"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Symbol" style:font-name-asian="Times New Roman" style:font-name-complex="Aria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Default_20_Paragraph_20_Font" style:display-name="WW-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8Num1z0" style:family="text">
      <style:text-properties style:font-name="Tahoma" style:font-name-asian="Times New Roman" style:font-name-complex="Tahoma"/>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3" style:family="text">
      <style:text-properties style:font-name="Symbol" style:font-name-complex="Symbol"/>
    </style:style>
    <style:style style:name="WW8Num3z2" style:family="text">
      <style:text-properties style:font-name="Wingdings" style:font-name-complex="Wingdings"/>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2" style:family="text">
      <style:text-properties style:font-name="Wingdings" fo:font-size="10pt" style:font-size-asian="10pt" style:font-name-complex="Wingdings"/>
    </style:style>
    <style:style style:name="WW8Num11z0" style:family="text">
      <style:text-properties style:font-name="Tahoma" style:font-name-asian="Times New Roman" style:font-name-complex="Tahoma"/>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7z0" style:family="text">
      <style:text-properties style:font-name="Tahoma" style:font-name-asian="Times New Roman" style:font-name-complex="Tahoma"/>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20z0" style:family="text">
      <style:text-properties style:font-name="Tahoma" style:font-name-asian="Times New Roman" style:font-name-complex="Tahoma"/>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Tahoma" style:font-name-asian="Times New Roman" style:font-name-complex="Tahoma"/>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Default_20_Paragraph_20_Font1" style:display-name="WW-Default Paragraph Font1" style:family="text"/>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Tabelle_20_Zchn" style:display-name="Tabelle Zchn" style:family="text">
      <style:text-properties style:font-name="Tahoma" fo:font-size="9pt" fo:language="de" fo:country="DE" style:font-size-asian="9pt" style:font-name-complex="Tahoma" style:font-size-complex="9pt" style:language-complex="ar" style:country-complex="SA"/>
    </style:style>
    <style:style style:name="AusfTabelle_20_Zchn" style:display-name="AusfTabelle Zchn" style:family="text">
      <style:text-properties fo:color="#000080" style:font-name="Tahoma" fo:font-size="9pt" fo:language="de" fo:country="DE" fo:font-style="italic" style:font-size-asian="9pt" style:font-style-asian="italic" style:font-name-complex="Tahoma" style:font-size-complex="9pt" style:language-complex="ar" style:country-complex="SA"/>
    </style:style>
    <style:style style:name="Comment_20_Reference" style:display-name="Comment Reference" style:family="text">
      <style:text-properties fo:font-size="8pt" style:font-size-asian="8pt" style:font-size-complex="8pt"/>
    </style:style>
    <style:style style:name="Internet_20_link" style:display-name="Internet link" style:family="text">
      <style:text-properties fo:color="#0000ff" style:text-underline-style="solid" style:text-underline-width="auto" style:text-underline-color="font-color"/>
    </style:style>
    <style:style style:name="Arial_20_Zchn" style:display-name="Arial Zchn" style:family="text">
      <style:text-properties style:font-name="Tahoma" fo:language="de" fo:country="DE" style:font-name-complex="Tahoma" style:font-size-complex="12pt" style:language-complex="ar" style:country-complex="SA"/>
    </style:style>
    <style:style style:name="Numbering_20_Symbols_20__28_user_29_" style:display-name="Numbering Symbols (user)" style:family="text"/>
    <style:style style:name="Bullets" style:family="text">
      <style:text-properties style:font-name="OpenSymbol" style:font-name-asian="OpenSymbol" style:font-name-complex="OpenSymbol"/>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text-align="end" style:justify-single-word="false" fo:padding-left="0cm" fo:padding-right="0cm" fo:padding-top="0.035cm" fo:padding-bottom="0cm" fo:border-left="none" fo:border-right="none" fo:border-top="0.035cm solid #000000" fo:border-bottom="none">
        <style:tab-stops>
          <style:tab-stop style:position="9.657cm"/>
        </style:tab-stops>
      </style:paragraph-properties>
    </style:style>
    <style:style style:name="MT1" style:family="text">
      <style:text-properties fo:font-size="10pt" fo:font-style="normal" style:font-size-asian="10pt" style:font-style-asian="normal" style:font-size-complex="10pt"/>
    </style:style>
    <style:style style:name="MT2" style:family="text">
      <style:text-properties fo:font-size="10pt" fo:font-style="normal" style:font-name-asian="Arial" style:font-size-asian="10pt" style:font-style-asian="normal" style:font-size-complex="10pt"/>
    </style:style>
    <style:style style:name="MT3" style:family="text">
      <style:text-properties style:font-size-complex="10pt"/>
    </style:style>
    <style:style style:name="MT4" style:family="text">
      <style:text-properties style:font-name-asian="Arial"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Emphasis"><text:span text:style-name="MT1">16.10.2011</text:span></text:span><text:span text:style-name="Emphasis"><text:span text:style-name="MT2"> </text:span></text:span><text:span text:style-name="Emphasis"><text:span text:style-name="MT1">-</text:span></text:span><text:span text:style-name="Emphasis"><text:span text:style-name="MT2"> </text:span></text:span><text:span text:style-name="Emphasis"><text:span text:style-name="MT1">FFHS</text:span></text:span><text:span text:style-name="Emphasis"><text:span text:style-name="MT2"> </text:span></text:span><text:span text:style-name="Emphasis"><text:span text:style-name="MT1">-</text:span></text:span><text:span text:style-name="Emphasis"><text:span text:style-name="MT2"> </text:span></text:span><text:span text:style-name="Emphasis"><text:span text:style-name="MT1">PA.BSc</text:span></text:span><text:span text:style-name="Emphasis"><text:span text:style-name="MT2"> </text:span></text:span><text:span text:style-name="Emphasis"><text:span text:style-name="MT1">INF</text:span></text:span><text:span text:style-name="Emphasis"><text:span text:style-name="MT2"> </text:span></text:span><text:span text:style-name="Emphasis"><text:span text:style-name="MT1">2009.ZH1.HS11/12</text:span></text:span><text:span text:style-name="Emphasis"><text:span text:style-name="MT2"> </text:span></text:span><text:span text:style-name="Emphasis"><text:span text:style-name="MT1">-</text:span></text:span><text:span text:style-name="Emphasis"><text:span text:style-name="MT2"> </text:span></text:span><text:span text:style-name="Emphasis"><text:span text:style-name="MT1">Die</text:span></text:span><text:span text:style-name="Emphasis"><text:span text:style-name="MT2"> </text:span></text:span><text:span text:style-name="Emphasis"><text:span text:style-name="MT1">Häkler</text:span></text:span></text:p>
      </style:header>
      <style:footer>
        <text:p text:style-name="MP2"><text:span text:style-name="MT3">Seite</text:span><text:span text:style-name="MT4"> </text:span><text:span text:style-name="MT3"><text:page-number text:select-page="current">2</text:page-number></text:span><text:span text:style-name="MT4"> </text:span><text:span text:style-name="MT3">von</text:span><text:span text:style-name="MT4"> </text:span><text:span text:style-name="MT3"><text:page-count style:num-format="1">2</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orlage Projektauftrag</dc:title>
    <dc:subject>Projektauftrag Mashup-Platform</dc:subject>
    <meta:keyword>Projektauftrag</meta:keyword>
    <meta:initial-creator>Joël</meta:initial-creator>
    <meta:creation-date>2011-12-11T16:42:00</meta:creation-date>
    <dc:date>2011-12-21T05:34:20.39</dc:date>
    <meta:editing-cycles>16</meta:editing-cycles>
    <meta:editing-duration>P2171DT13H33S</meta:editing-duration>
    <meta:generator>OpenOffice.org/3.3$Win32 OpenOffice.org_project/330m20$Build-9567</meta:generator>
    <meta:document-statistic meta:table-count="0" meta:image-count="0" meta:object-count="0" meta:page-count="2" meta:paragraph-count="12" meta:word-count="313" meta:character-count="2293"/>
    <meta:user-defined meta:name="Info 1"/>
    <meta:user-defined meta:name="Info 2"/>
    <meta:user-defined meta:name="Info 3"/>
    <meta:user-defined meta:name="Info 4"/>
  </office:meta>
</office:document-meta>
</file>